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5mm"/>
    </style:style>
    <style:style style:name="co2" style:family="table-column">
      <style:table-column-properties fo:break-before="auto" style:column-width="64.14mm"/>
    </style:style>
    <style:style style:name="co3" style:family="table-column">
      <style:table-column-properties fo:break-before="auto" style:column-width="64.1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9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99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b</text:p>
          </table:table-cell>
          <table:table-cell table:style-name="ce2" office:value-type="string" calcext:value-type="string">
            <text:p>f3</text:p>
          </table:table-cell>
          <table:table-cell table:style-name="ce2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alt-↓</text:p>
          </table:table-cell>
          <table:table-cell table:style-name="ce2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e</text:p>
          </table:table-cell>
          <table:table-cell table:style-name="ce2" office:value-type="string" calcext:value-type="string">
            <text:p>alt-f(menu)</text:p>
          </table:table-cell>
          <table:table-cell table:style-name="ce2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f</text:p>
          </table:table-cell>
          <table:table-cell table:style-name="ce2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g</text:p>
          </table:table-cell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h</text:p>
          </table:table-cell>
          <table:table-cell table:style-name="ce2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ctrl-i</text:p>
          </table:table-cell>
          <table:table-cell table:style-name="ce2" table:number-columns-repeated="3"/>
          <table:table-cell table:style-name="ce3" office:value-type="string" calcext:value-type="string">
            <text:p>IDE独自機能？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ctrl-p</text:p>
          </table:table-cell>
          <table:table-cell table:style-name="ce2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j</text:p>
          </table:table-cell>
          <table:table-cell table:style-name="ce2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k,ctrl-k</text:p>
          </table:table-cell>
          <table:table-cell table:style-name="ce2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k,ctrl-w</text:p>
          </table:table-cell>
          <table:table-cell table:style-name="ce2"/>
          <table:table-cell table:style-name="ce2" office:value-type="string" calcext:value-type="string">
            <text:p>ctrl-shift-f4</text:p>
          </table:table-cell>
          <table:table-cell table:style-name="ce2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l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m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n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ctrl-f12</text:p>
          </table:table-cell>
          <table:table-cell table:style-name="ce2" office:value-type="string" calcext:value-type="string">
            <text:p>ctrl-o</text:p>
          </table:table-cell>
          <table:table-cell table:style-name="ce2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o</text:p>
          </table:table-cell>
          <table:table-cell table:number-columns-repeated="2" table:style-name="ce2" office:value-type="string" calcext:value-type="string">
            <text:p>割当なし</text:p>
          </table:table-cell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p</text:p>
          </table:table-cell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alt-shift-↑</text:p>
          </table:table-cell>
          <table:table-cell table:style-name="ce2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q</text:p>
          </table:table-cell>
          <table:table-cell table:style-name="ce2" office:value-type="string" calcext:value-type="string">
            <text:p>ctrl-shift-bs</text:p>
          </table:table-cell>
          <table:table-cell table:style-name="ce2" office:value-type="string" calcext:value-type="string">
            <text:p>ctrl-q</text:p>
          </table:table-cell>
          <table:table-cell table:style-name="ce2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r</text:p>
          </table:table-cell>
          <table:table-cell table:style-name="ce2" table:number-columns-repeated="3"/>
          <table:table-cell table:style-name="ce3" office:value-type="string" calcext:value-type="string">
            <text:p>リファクタリング系？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</text:p>
          </table:table-cell>
          <table:table-cell table:style-name="ce2" office:value-type="string" calcext:value-type="string">
            <text:p>ctrl-shift-s</text:p>
          </table:table-cell>
          <table:table-cell table:number-columns-repeated="2" table:style-name="ce2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s</text:p>
          </table:table-cell>
          <table:table-cell table:style-name="ce2" office:value-type="string" calcext:value-type="string">
            <text:p>ctrl-s</text:p>
          </table:table-cell>
          <table:table-cell table:number-columns-repeated="2" table:style-name="ce2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trl-t</text:p>
          </table:table-cell>
          <table:table-cell table:style-name="ce2" office:value-type="string" calcext:value-type="string">
            <text:p>alt-insert</text:p>
          </table:table-cell>
          <table:table-cell table:style-name="ce2" office:value-type="string" calcext:value-type="string">
            <text:p>割当なし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u</text:p>
          </table:table-cell>
          <table:table-cell table:style-name="ce5" office:value-type="string" calcext:value-type="string">
            <text:p>ctrl-alt-f7</text:p>
          </table:table-cell>
          <table:table-cell table:style-name="ce2" office:value-type="string" calcext:value-type="string">
            <text:p>ctrl-k</text:p>
          </table:table-cell>
          <table:table-cell table:style-name="ce2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ctrl-f4</text:p>
          </table:table-cell>
          <table:table-cell table:number-columns-repeated="2" table:style-name="ce2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shift-z</text:p>
          </table:table-cell>
          <table:table-cell table:number-columns-repeated="2" table:style-name="ce2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lt-enter</text:p>
          </table:table-cell>
          <table:table-cell table:style-name="ce2" office:value-type="string" calcext:value-type="string">
            <text:p>ctrl-1</text:p>
          </table:table-cell>
          <table:table-cell table:style-name="ce2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shift-/</text:p>
          </table:table-cell>
          <table:table-cell table:style-name="ce2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alt-shift-r</text:p>
          </table:table-cell>
          <table:table-cell table:style-name="ce2" office:value-type="string" calcext:value-type="string">
            <text:p>shift-f6</text:p>
          </table:table-cell>
          <table:table-cell table:style-name="ce2" office:value-type="string" calcext:value-type="string">
            <text:p>alt-shift-r</text:p>
          </table:table-cell>
          <table:table-cell table:style-name="ce2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ctrl-alt-h</text:p>
          </table:table-cell>
          <table:table-cell table:style-name="ce2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t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ctrl-shift-t</text:p>
          </table:table-cell>
          <table:table-cell table:style-name="ce2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shift-r</text:p>
          </table:table-cell>
          <table:table-cell table:style-name="ce2" office:value-type="string" calcext:value-type="string">
            <text:p>ctrl-shift-n</text:p>
          </table:table-cell>
          <table:table-cell table:style-name="ce2" office:value-type="string" calcext:value-type="string">
            <text:p>ctrl-shift-r</text:p>
          </table:table-cell>
          <table:table-cell table:style-name="ce2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ctrl-shift-↓</text:p>
          </table:table-cell>
          <table:table-cell table:style-name="ce2" office:value-type="string" calcext:value-type="string">
            <text:p>alt-↓</text:p>
          </table:table-cell>
          <table:table-cell table:style-name="ce2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alt-↓</text:p>
          </table:table-cell>
          <table:table-cell table:style-name="ce2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c</text:p>
          </table:table-cell>
          <table:table-cell table:style-name="ce2" office:value-type="string" calcext:value-type="string">
            <text:p>機能なし</text:p>
          </table:table-cell>
          <table:table-cell table:style-name="ce2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f</text:p>
          </table:table-cell>
          <table:table-cell table:style-name="ce2" office:value-type="string" calcext:value-type="string">
            <text:p>ctrl-h</text:p>
          </table:table-cell>
          <table:table-cell table:style-name="ce2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 table:style-name="ce2" office:value-type="string" calcext:value-type="string">
            <text:p>shift-enter</text:p>
          </table:table-cell>
          <table:table-cell table:style-name="ce2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alt-0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f12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t-1</text:p>
          </table:table-cell>
          <table:table-cell table:style-name="ce2" office:value-type="string" calcext:value-type="string">
            <text:p>alt-1</text:p>
          </table:table-cell>
          <table:table-cell table:style-name="ce2" office:value-type="string" calcext:value-type="string">
            <text:p>alt-shift-q,p</text:p>
          </table:table-cell>
          <table:table-cell table:style-name="ce2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alt-2</text:p>
          </table:table-cell>
          <table:table-cell table:style-name="ce2" office:value-type="string" calcext:value-type="string">
            <text:p>ctrl-tab</text:p>
          </table:table-cell>
          <table:table-cell table:style-name="ce2" office:value-type="string" calcext:value-type="string">
            <text:p>ctrl-f7</text:p>
          </table:table-cell>
          <table:table-cell table:style-name="ce2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ctrl-tab</text:p>
          </table:table-cell>
          <table:table-cell table:style-name="ce2" office:value-type="string" calcext:value-type="string">
            <text:p>alt-→</text:p>
          </table:table-cell>
          <table:table-cell table:style-name="ce2" office:value-type="string" calcext:value-type="string">
            <text:p>ctrl-pagedown</text:p>
          </table:table-cell>
          <table:table-cell table:style-name="ce2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2" office:value-type="string" calcext:value-type="string">
            <text:p>alt-/</text:p>
          </table:table-cell>
          <table:table-cell table:style-name="ce2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alt-shift-a</text:p>
          </table:table-cell>
          <table:table-cell table:style-name="ce2" office:value-type="string" calcext:value-type="string">
            <text:p>alt+マウス</text:p>
          </table:table-cell>
          <table:table-cell table:style-name="ce2" office:value-type="string" calcext:value-type="string">
            <text:p>alt-shift-a</text:p>
          </table:table-cell>
          <table:table-cell table:style-name="ce2"/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.</text:p>
          </table:table-cell>
          <table:table-cell table:style-name="ce2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trl-shift-↓</text:p>
          </table:table-cell>
          <table:table-cell table:style-name="ce2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2" table:style-name="ce2" office:value-type="string" calcext:value-type="string">
            <text:p>alt-j</text:p>
          </table:table-cell>
          <table:table-cell table:style-name="ce2"/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割当なし</text:p>
          </table:table-cell>
          <table:table-cell table:style-name="ce2"/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4"/>
          <table:table-cell table:style-name="ce2" table:number-columns-repeated="5"/>
          <table:table-cell table:number-columns-repeated="2"/>
        </table:table-row>
        <table:table-row table:style-name="ro1" table:number-rows-repeated="78">
          <table:table-cell table:style-name="ce2" table:number-columns-repeated="6"/>
          <table:table-cell table:number-columns-repeated="2"/>
        </table:table-row>
        <table:table-row table:style-name="ro1" table:number-rows-repeated="104843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F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00/00/00</text:date>, <text:time style:data-style-name="N2" text:time-value="09:10:0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26M11S</meta:editing-duration>
    <meta:editing-cycles>111</meta:editing-cycles>
    <meta:generator>LibreOffice/5.0.2.2$Windows_x86 LibreOffice_project/37b43f919e4de5eeaca9b9755ed688758a8251fe</meta:generator>
    <dc:date>2015-10-29T18:14:16.389000000</dc:date>
    <meta:print-date>2015-10-29T09:11:33.784000000</meta:print-date>
    <meta:document-statistic meta:table-count="3" meta:cell-count="267" meta:object-count="0"/>
    <meta:user-defined meta:name="Info 1"/>
    <meta:user-defined meta:name="Info 2"/>
    <meta:user-defined meta:name="Info 3"/>
    <meta:user-defined meta:name="Info 4"/>
  </office:meta>
</office:document-meta>
</file>